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9dc25" officeooo:paragraph-rsid="0019dc25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iferença de dal para dao!</text:h>
      <text:h text:style-name="Heading_20_3" text:outline-level="3">O que é DAO?</text:h>
      <text:p text:style-name="Text_20_body"><text:span text:style-name="Strong_20_Emphasis">DAO</text:span> (Data Access Object) é como um ajudante que se especializa em pegar e guardar informações sobre um tipo específico de coisa.</text:p>
      <text:h text:style-name="Heading_20_4" text:outline-level="4">Exemplo de DAO:</text:h>
      <text:p text:style-name="Text_20_body">Imagine que você tem uma coleção de brinquedos. Vamos criar um DAO para os <text:span text:style-name="Strong_20_Emphasis">carros</text:span>.</text:p>
      <text:list text:style-name="L1">
        <text:list-item>
          <text:p text:style-name="P2"><text:span text:style-name="Strong_20_Emphasis">CarroDAO</text:span>: Esse ajudante sabe tudo sobre os carros. Ele pode:</text:p>
          <text:list>
            <text:list-item>
              <text:p text:style-name="P2"><text:span text:style-name="Strong_20_Emphasis">Adicionar um carro</text:span>: Colocar um novo carro na sua coleção.</text:p>
            </text:list-item>
            <text:list-item>
              <text:p text:style-name="P2"><text:span text:style-name="Strong_20_Emphasis">Buscar um carro</text:span>: Encontrar um carro específico.</text:p>
            </text:list-item>
            <text:list-item>
              <text:p text:style-name="P2"><text:span text:style-name="Strong_20_Emphasis">Atualizar um carro</text:span>: Mudar as informações de um carro, como a cor.</text:p>
            </text:list-item>
            <text:list-item>
              <text:p text:style-name="P3"><text:span text:style-name="Strong_20_Emphasis">Remover um carro</text:span>: Tirar um carro da coleção.</text:p>
            </text:list-item>
          </text:list>
        </text:list-item>
      </text:list>
      <text:h text:style-name="Heading_20_3" text:outline-level="3">O que é DAL?</text:h>
      <text:p text:style-name="Text_20_body"><text:span text:style-name="Strong_20_Emphasis">DAL</text:span> (Data Access Layer) é como uma camada que organiza todos esses ajudantes (DAOs) e garante que eles funcionem bem juntos. A DAL pode ter vários DAOs, cada um para um tipo diferente de brinquedo.</text:p>
      <text:h text:style-name="Heading_20_4" text:outline-level="4">Exemplo de DAL:</text:h>
      <text:p text:style-name="Text_20_body">Voltando à sua coleção de brinquedos, digamos que você também tem <text:span text:style-name="Strong_20_Emphasis">bonecas</text:span> e <text:span text:style-name="Strong_20_Emphasis">trens</text:span>. Assim, você teria:</text:p>
      <text:list text:style-name="L2">
        <text:list-item>
          <text:p text:style-name="P4"><text:span text:style-name="Strong_20_Emphasis">CarroDAO</text:span>: Cuida dos carros.</text:p>
        </text:list-item>
        <text:list-item>
          <text:p text:style-name="P4"><text:span text:style-name="Strong_20_Emphasis">BonecaDAO</text:span>: Cuida das bonecas.</text:p>
        </text:list-item>
        <text:list-item>
          <text:p text:style-name="P5"><text:span text:style-name="Strong_20_Emphasis">TremDAO</text:span>: Cuida dos trens.</text:p>
        </text:list-item>
      </text:list>
      <text:p text:style-name="Text_20_body">A <text:span text:style-name="Strong_20_Emphasis">DAL</text:span> seria o organizador que ajuda todos esses DAOs a trabalhar juntos. Por exemplo:</text:p>
      <text:list text:style-name="L3">
        <text:list-item>
          <text:p text:style-name="P6">Se você quiser saber quantos brinquedos você tem no total, a DAL pode perguntar a cada DAO (CarroDAO, BonecaDAO, TremDAO) quantos brinquedos eles têm e somar as respostas.</text:p>
        </text:list-item>
      </text:list>
      <text:h text:style-name="Heading_20_3" text:outline-level="3">Resumindo com o exemplo:</text:h>
      <text:list text:style-name="L4">
        <text:list-item>
          <text:p text:style-name="P7"><text:span text:style-name="Strong_20_Emphasis">DAOs</text:span>:</text:p>
          <text:list>
            <text:list-item>
              <text:p text:style-name="P8"><text:span text:style-name="Strong_20_Emphasis">CarroDAO</text:span>: Cuida dos carros.</text:p>
            </text:list-item>
            <text:list-item>
              <text:p text:style-name="P8"><text:span text:style-name="Strong_20_Emphasis">BonecaDAO</text:span>: Cuida das bonecas.</text:p>
            </text:list-item>
            <text:list-item>
              <text:p text:style-name="P8"><text:span text:style-name="Strong_20_Emphasis">TremDAO</text:span>: Cuida dos trens.</text:p>
            </text:list-item>
          </text:list>
        </text:list-item>
        <text:list-item>
          <text:p text:style-name="P7"><text:span text:style-name="Strong_20_Emphasis">DAL</text:span>: A camada que organiza tudo isso, ajudando os DAOs a trabalhar em conjunto.</text:p>
        </text:list-item>
      </text:list>
      <text:p text:style-name="Text_20_body">Então, se você precisar acessar ou manipular dados de brinquedos, a DAL coordena tudo e usa os DAOs específicos para fazer o trabalho!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23:08:03.047000000</meta:creation-date>
    <dc:date>2024-10-24T23:09:50.234000000</dc:date>
    <meta:editing-duration>PT1M48S</meta:editing-duration>
    <meta:editing-cycles>1</meta:editing-cycles>
    <meta:document-statistic meta:table-count="0" meta:image-count="0" meta:object-count="0" meta:page-count="1" meta:paragraph-count="26" meta:word-count="278" meta:character-count="1535" meta:non-whitespace-character-count="1297"/>
    <meta:generator>LibreOffice/24.8.2.1$Windows_X86_64 LibreOffice_project/0f794b6e29741098670a3b95d60478a65d05ef13</meta:generator>
  </office:meta>
</office:document-meta>
</file>